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ser Acceptance Criteria</text:span></text:p>
      <text:p text:style-name="P1"><text:span text:style-name="T1">Group 7</text:span></text:p>
      <text:p text:style-name="P1"><text:span text:style-name="T1">Denver Kirschling, Dylan Smith, Craig Brentz, Jake Brown</text:span></text:p>
      <text:p text:style-name="P2"/>
      <text:p text:style-name="Standard">User Story: Create Profile: This user story passes if a user can set their relevant information and store it in the local database and use that unique profile ID to be able to create events.</text:p>
      <text:p text:style-name="Standard">User Story: Create Event: This passes if as a user I can open a page on the application to create an event and it is stored in the global database.</text:p>
      <text:p text:style-name="Standard">User Story: View created events: This passes if a user can view the top 5 games that they have created.</text:p>
      <text:p text:style-name="Standard">User Story: View all upcoming events: This passes if the user can send a blank search to the server and get back all of the events that are stored onto the server.</text:p>
      <text:p text:style-name="Standard">User Story: Search for specific games: This user story passes if the user can enter specific criteria to search for an event and get back all the matching games from the database with the same criteria.<text:bookmark text:name="_GoBack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dc:creator>Microsoft account</dc:creator>
    <meta:editing-cycles>1</meta:editing-cycles>
    <meta:creation-date>2014-10-17T19:37:00</meta:creation-date>
    <dc:date>2014-10-17T19:44:00</dc:date>
    <meta:editing-duration>PT7S</meta:editing-duration>
    <meta:generator>OpenOffice/4.0.1$Win32 OpenOffice.org_project/401m5$Build-9714</meta:generator>
    <meta:document-statistic meta:table-count="0" meta:image-count="0" meta:object-count="0" meta:page-count="1" meta:paragraph-count="8" meta:word-count="166" meta:character-count="8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